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hysician.setGender( String g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.getLa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.setLastName( String la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.get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.setFirstName( String fir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hysician.setSchool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.setCity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.Physici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.setSpecialty( String special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.setBio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.Physician( String specialty , String gender , String firstName , String la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hysician.getSpecial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.getHospitalAffili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.getFir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.getSch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.getB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.setHospitalAffiliations( String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.getG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